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29830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a3ad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ef33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0a0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69a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1e608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6ec4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ac056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be73c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cbf5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1c9c0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36c7f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41988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4ab9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5ab29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0c1fa7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cbcaa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a281e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db51a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606c6" style:font-name-asian="Nimbus Mono L"/>
    </style:style>
    <style:style style:name="P21" style:family="paragraph" style:parent-style-name="Standard">
      <style:text-properties style:font-name="Nimbus Mono L" officeooo:rsid="0007e423" officeooo:paragraph-rsid="00029830" style:font-name-asian="Nimbus Mono L"/>
    </style:style>
    <style:style style:name="P22" style:family="paragraph" style:parent-style-name="Standard">
      <style:text-properties style:font-name="Nimbus Mono L" officeooo:rsid="0014c351" officeooo:paragraph-rsid="00029830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029830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d4fa8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ea594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2ac056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4f841e" style:font-name-asian="Nimbus Mono L"/>
    </style:style>
    <style:style style:name="P28" style:family="paragraph" style:parent-style-name="Preformatted_20_Text">
      <style:text-properties style:font-name="Nimbus Mono L" officeooo:rsid="00521b5f" officeooo:paragraph-rsid="00521b5f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3e7ff1"/>
    </style:style>
    <style:style style:name="T3" style:family="text">
      <style:text-properties officeooo:rsid="001b00f3"/>
    </style:style>
    <style:style style:name="T4" style:family="text">
      <style:text-properties officeooo:rsid="001b6dfc"/>
    </style:style>
    <style:style style:name="T5" style:family="text">
      <style:text-properties officeooo:rsid="002c0035"/>
    </style:style>
    <style:style style:name="T6" style:family="text">
      <style:text-properties officeooo:rsid="00414659"/>
    </style:style>
    <style:style style:name="T7" style:family="text">
      <style:text-properties officeooo:rsid="0009cd60"/>
    </style:style>
    <style:style style:name="T8" style:family="text">
      <style:text-properties officeooo:rsid="001e7b83"/>
    </style:style>
    <style:style style:name="T9" style:family="text">
      <style:text-properties officeooo:rsid="00387f61"/>
    </style:style>
    <style:style style:name="T10" style:family="text">
      <style:text-properties officeooo:rsid="00566f4a"/>
    </style:style>
    <style:style style:name="T11" style:family="text">
      <style:text-properties officeooo:rsid="001fb8c0"/>
    </style:style>
    <style:style style:name="T12" style:family="text">
      <style:text-properties officeooo:rsid="0038fe87"/>
    </style:style>
    <style:style style:name="T13" style:family="text">
      <style:text-properties officeooo:rsid="00232eed"/>
    </style:style>
    <style:style style:name="T14" style:family="text">
      <style:text-properties officeooo:rsid="0026dcae"/>
    </style:style>
    <style:style style:name="T15" style:family="text">
      <style:text-properties officeooo:rsid="000c1fa7"/>
    </style:style>
    <style:style style:name="T16" style:family="text">
      <style:text-properties officeooo:rsid="001a281e"/>
    </style:style>
    <style:style style:name="T17" style:family="text">
      <style:text-properties officeooo:rsid="001cbcaa"/>
    </style:style>
    <style:style style:name="T18" style:family="text">
      <style:text-properties officeooo:rsid="001f0a0c"/>
    </style:style>
    <style:style style:name="T19" style:family="text">
      <style:text-properties officeooo:rsid="002ac056"/>
    </style:style>
    <style:style style:name="T20" style:family="text">
      <style:text-properties officeooo:rsid="002cbf5b"/>
    </style:style>
    <style:style style:name="T21" style:family="text">
      <style:text-properties fo:background-color="#009933" loext:char-shading-value="0"/>
    </style:style>
    <style:style style:name="T22" style:family="text">
      <style:text-properties officeooo:rsid="002f0350" fo:background-color="#009933" loext:char-shading-value="0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eb657" fo:background-color="#ffff00" loext:char-shading-value="0"/>
    </style:style>
    <style:style style:name="T25" style:family="text">
      <style:text-properties officeooo:rsid="001eb657" fo:background-color="#ffff00" loext:char-shading-value="0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4f841e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作者：夏志丽 </text:p>
      <text:p text:style-name="P21">模块名:员工工资资金准备与支付</text:p>
      <text:p text:style-name="P2"><text:tab/>导航下拉名_1:<text:bookmark-start text:name="__DdeLink__736_288152594"/><text:bookmark-start text:name="__DdeLink__752_288152594"/>员工工资资金准备与支付<text:bookmark-end text:name="__DdeLink__736_288152594"/><text:bookmark-end text:name="__DdeLink__752_288152594"/></text:p>
      <text:p text:style-name="P1"><text:tab/><text:tab/>导航名_1:<text:bookmark-start text:name="__DdeLink__738_288152594"/><text:bookmark-start text:name="__DdeLink__2153_402347071"/>资金准备审核表<text:bookmark-end text:name="__DdeLink__738_288152594"/><text:bookmark-end text:name="__DdeLink__2153_402347071"/>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740_288152594"/>年份<text:bookmark-end text:name="__DdeLink__740_288152594"/></text:p>
      <text:p text:style-name="P1"><text:tab/><text:tab/><text:tab/><text:tab/>字段名称_<text:span text:style-name="T2">2</text:span>:<text:bookmark-start text:name="__DdeLink__740_2881525941"/>月份<text:bookmark-end text:name="__DdeLink__740_2881525941"/></text:p>
      <text:p text:style-name="P1"><text:tab/><text:tab/><text:tab/><text:tab/>字段名称_<text:span text:style-name="T2">3</text:span>:类别</text:p>
      <text:p text:style-name="P1"><text:tab/><text:tab/><text:tab/><text:tab/>字段名称_<text:span text:style-name="T2">4</text:span>:科目</text:p>
      <text:p text:style-name="P1"><text:tab/><text:tab/><text:tab/><text:tab/>字段名称_<text:span text:style-name="T2">5</text:span>:<text:bookmark-start text:name="__DdeLink__742_288152594"/>总准备金<text:bookmark-end text:name="__DdeLink__742_288152594"/></text:p>
      <text:p text:style-name="P1"><text:tab/><text:tab/><text:tab/><text:tab/>字段名称_<text:span text:style-name="T2">6</text:span>:<text:bookmark-start text:name="__DdeLink__745_288152594"/><text:bookmark-start text:name="__DdeLink__983_1826826792"/>项目<text:bookmark-end text:name="__DdeLink__983_1826826792"/>组<text:tab/><text:bookmark-end text:name="__DdeLink__745_288152594"/><text:tab/><text:tab/></text:p>
      <text:p text:style-name="P1"><text:tab/><text:tab/><text:tab/><text:tab/>字段名称_<text:span text:style-name="T2">7</text:span>:<text:bookmark-start text:name="__DdeLink__747_288152594"/>比例分配<text:bookmark-end text:name="__DdeLink__747_288152594"/></text:p>
      <text:p text:style-name="P1"><text:tab/><text:tab/><text:tab/><text:tab/>字段名称_<text:span text:style-name="T2">8</text:span>:<text:bookmark-start text:name="__DdeLink__750_288152594"/><text:bookmark-start text:name="__DdeLink__991_1826826792"/>准备<text:bookmark-end text:name="__DdeLink__991_1826826792"/>金<text:bookmark-end text:name="__DdeLink__750_288152594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"><text:tab/><text:tab/><text:tab/><text:tab/>字段名称_<text:span text:style-name="T1">1</text:span>:<text:bookmark-start text:name="__DdeLink__740_2881525942"/>年份<text:bookmark-end text:name="__DdeLink__740_2881525942"/> <text:s text:c="5"/>标签类型：数值框 必填</text:p>
      <text:p text:style-name="P1"><text:tab/><text:tab/><text:tab/><text:tab/>字段名称_<text:span text:style-name="T2">2</text:span>:<text:bookmark-start text:name="__DdeLink__740_28815259411"/>月份<text:bookmark-end text:name="__DdeLink__740_28815259411"/> <text:s text:c="6"/>标签类型：数值框 必填</text:p>
      <text:p text:style-name="P1"><text:tab/><text:tab/><text:tab/><text:tab/>字段名称_<text:span text:style-name="T2">3</text:span>:类别 <text:s text:c="6"/>标签类型：文本框 必填</text:p>
      <text:p text:style-name="P1"><text:tab/><text:tab/><text:tab/><text:tab/>字段名称_<text:span text:style-name="T2">4</text:span>:科目 <text:s text:c="7"/>标签类型：文本框 必填</text:p>
      <text:p text:style-name="P1"><text:tab/><text:tab/><text:tab/><text:tab/>字段名称_<text:span text:style-name="T2">5</text:span>:<text:bookmark-start text:name="__DdeLink__742_2881525941"/>总准备金<text:bookmark-end text:name="__DdeLink__742_2881525941"/> <text:s text:c="4"/>标签类型：数值框 必填</text:p>
      <text:p text:style-name="P1"><text:tab/><text:tab/><text:tab/><text:tab/>字段名称_<text:span text:style-name="T2">6</text:span>:<text:bookmark-start text:name="__DdeLink__745_2881525941"/><text:bookmark-start text:name="__DdeLink__983_18268267923"/>项目<text:bookmark-end text:name="__DdeLink__983_18268267923"/>组<text:bookmark-end text:name="__DdeLink__745_2881525941"/> <text:s text:c="6"/>标签类型：文本框 必填<text:tab/></text:p>
      <text:p text:style-name="P1"><text:tab/><text:tab/><text:tab/><text:tab/>字段名称_<text:span text:style-name="T2">7</text:span>:<text:bookmark-start text:name="__DdeLink__747_2881525941"/>比例分配<text:bookmark-end text:name="__DdeLink__747_2881525941"/> <text:s text:c="3"/>标签类型：文本框 必填</text:p>
      <text:p text:style-name="P1"><text:tab/><text:tab/><text:tab/><text:tab/>字段名称_<text:span text:style-name="T2">8</text:span>:<text:bookmark-start text:name="__DdeLink__750_2881525941"/><text:bookmark-start text:name="__DdeLink__991_18268267923"/>准备<text:bookmark-end text:name="__DdeLink__991_18268267923"/>金<text:bookmark-end text:name="__DdeLink__750_2881525941"/> <text:s text:c="5"/>标签类型：数值框 必填</text:p>
      <text:p text:style-name="P1"><text:tab/><text:tab/><text:tab/><text:tab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"><text:tab/><text:tab/><text:tab/><text:tab/>字段名称_<text:span text:style-name="T1">1</text:span>:<text:bookmark-start text:name="__DdeLink__740_28815259421"/>年份<text:bookmark-end text:name="__DdeLink__740_28815259421"/> <text:s text:c="5"/>标签类型：数值框 必填</text:p>
      <text:p text:style-name="P1"><text:tab/><text:tab/><text:tab/><text:tab/>字段名称_<text:span text:style-name="T2">2</text:span>:<text:bookmark-start text:name="__DdeLink__740_288152594111"/>月份<text:bookmark-end text:name="__DdeLink__740_288152594111"/> <text:s text:c="6"/>标签类型：数值框 必填</text:p>
      <text:p text:style-name="P1"><text:tab/><text:tab/><text:tab/><text:tab/>字段名称_<text:span text:style-name="T2">3</text:span>:类别 <text:s text:c="6"/>标签类型：文本框 必填</text:p>
      <text:p text:style-name="P1"><text:tab/><text:tab/><text:tab/><text:tab/>字段名称_<text:span text:style-name="T2">4</text:span>:科目 <text:s text:c="7"/>标签类型：文本框 必填</text:p>
      <text:p text:style-name="P1"><text:tab/><text:tab/><text:tab/><text:tab/>字段名称_<text:span text:style-name="T2">5</text:span>:<text:bookmark-start text:name="__DdeLink__742_28815259411"/>总准备金<text:bookmark-end text:name="__DdeLink__742_28815259411"/> <text:s text:c="4"/>标签类型：数值框 必填</text:p>
      <text:p text:style-name="P1"><text:tab/><text:tab/><text:tab/><text:tab/>字段名称_<text:span text:style-name="T2">6</text:span>:<text:bookmark-start text:name="__DdeLink__745_28815259411"/><text:bookmark-start text:name="__DdeLink__983_182682679231"/>项目<text:bookmark-end text:name="__DdeLink__983_182682679231"/>组<text:bookmark-end text:name="__DdeLink__745_28815259411"/> <text:s text:c="6"/>标签类型：文本框 必填<text:tab/></text:p>
      <text:p text:style-name="P1"><text:tab/><text:tab/><text:tab/><text:tab/>字段名称_<text:span text:style-name="T2">7</text:span>:<text:bookmark-start text:name="__DdeLink__747_28815259411"/>比例分配<text:bookmark-end text:name="__DdeLink__747_28815259411"/> <text:s text:c="3"/>标签类型：文本框 必填</text:p>
      <text:p text:style-name="P1"><text:tab/><text:tab/><text:tab/><text:tab/>字段名称_<text:span text:style-name="T2">8</text:span>:<text:bookmark-start text:name="__DdeLink__750_28815259411"/><text:bookmark-start text:name="__DdeLink__991_182682679231"/>准备<text:bookmark-end text:name="__DdeLink__991_182682679231"/>金<text:bookmark-end text:name="__DdeLink__750_28815259411"/> <text:s text:c="5"/>标签类型：数值框 必填</text:p>
      <text:p text:style-name="P1"/>
      <text:p text:style-name="P1"><text:tab/><text:tab/><text:tab/>功能名字_<text:span text:style-name="T4">4</text:span>:删除 <text:s/>功能类型:</text:p>
      <text:p text:style-name="P1"/>
      <text:p text:style-name="P1"><text:tab/><text:tab/><text:tab/>功能名字_<text:span text:style-name="T5">5</text:span>:汇总对比表 <text:s/>功能类型:</text:p>
      <text:p text:style-name="P27"><text:tab/><text:tab/><text:tab/><text:tab/><text:span text:style-name="T26">条件：字段名称_</text:span><text:span text:style-name="T25">1</text:span><text:span text:style-name="T26">:月份 下拉框（内容：</text:span><text:span text:style-name="T27">1~12月</text:span><text:span text:style-name="T26">）</text:span></text:p>
      <text:p text:style-name="P1"><text:tab/><text:tab/><text:tab/><text:tab/>字段名称_<text:span text:style-name="T6">1</text:span>:<text:bookmark-start text:name="__DdeLink__740_2881525941111"/>月份<text:bookmark-end text:name="__DdeLink__740_2881525941111"/></text:p>
      <text:p text:style-name="P1"><text:tab/><text:tab/><text:tab/><text:tab/>字段名称_<text:span text:style-name="T1">2</text:span>:项目组</text:p>
      <text:p text:style-name="P1"><text:tab/><text:tab/><text:tab/><text:tab/>字段名称_<text:span text:style-name="T7">3</text:span>:上月准备金</text:p>
      <text:p text:style-name="P1"><text:tab/><text:tab/><text:tab/><text:tab/>字段名称_<text:span text:style-name="T7">4</text:span>:本月准备金</text:p>
      <text:p text:style-name="P1"><text:tab/><text:tab/><text:tab/><text:tab/>字段名称_<text:span text:style-name="T8">5</text:span>:差额</text:p>
      <text:p text:style-name="P1"><text:tab/><text:tab/><text:tab/><text:tab/>字段名称_<text:span text:style-name="T8">6</text:span>:增长率</text:p>
      <text:p text:style-name="P1"><text:tab/><text:tab/><text:tab/> <text:s text:c="4"/></text:p>
      <text:p text:style-name="P1"/>
      <text:p text:style-name="P1"><text:tab/><text:tab/>导航名_<text:span text:style-name="T9">2</text:span>:等待付款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2181_402347071"/><text:bookmark-start text:name="__DdeLink__2235_402347071"/><text:bookmark-start text:name="__DdeLink__2167_402347071"/>字段名称_<text:span text:style-name="T1">1</text:span>:月份<text:bookmark-end text:name="__DdeLink__2181_402347071"/><text:bookmark-end text:name="__DdeLink__2167_402347071"/></text:p>
      <text:p text:style-name="P1"><text:tab/><text:tab/><text:tab/><text:tab/>字段名称_<text:span text:style-name="T1">2</text:span>:计薪周期（开始）</text:p>
      <text:p text:style-name="P1"><text:tab/><text:tab/><text:tab/><text:tab/>字段名称_<text:span text:style-name="T7">3</text:span>:计薪周期（结束）</text:p>
      <text:p text:style-name="P1"><text:tab/><text:tab/><text:tab/><text:tab/>字段名称_<text:span text:style-name="T7">4</text:span>:地区</text:p>
      <text:p text:style-name="P1"><text:tab/><text:tab/><text:tab/><text:tab/>字段名称_<text:span text:style-name="T10">5</text:span>:<text:bookmark-start text:name="__DdeLink__983_18268267922"/>姓名<text:bookmark-end text:name="__DdeLink__983_18268267922"/><text:tab/><text:tab/></text:p>
      <text:p text:style-name="P1"><text:tab/><text:tab/><text:tab/><text:tab/>字段名称_<text:span text:style-name="T10">6</text:span>:部门</text:p>
      <text:p text:style-name="P1"><text:tab/><text:tab/><text:tab/><text:tab/>字段名称_<text:span text:style-name="T10">7</text:span>:<text:bookmark-start text:name="__DdeLink__991_18268267922"/>岗位<text:bookmark-end text:name="__DdeLink__991_18268267922"/></text:p>
      <text:p text:style-name="P1"><text:tab/><text:tab/><text:tab/><text:tab/>字段名称_<text:span text:style-name="T11">8</text:span>:出勤天数</text:p>
      <text:p text:style-name="P1"><text:tab/><text:tab/><text:tab/><text:tab/>字段名称_<text:span text:style-name="T11">9</text:span>:员工工资</text:p>
      <text:p text:style-name="P1"><text:soft-page-break/><text:tab/><text:tab/><text:tab/><text:tab/>字段名称_<text:span text:style-name="T11">10</text:span>:电脑补助</text:p>
      <text:p text:style-name="P1"><text:tab/><text:tab/><text:tab/><text:tab/>字段名称_<text:span text:style-name="T11">11</text:span>:住宿补助</text:p>
      <text:p text:style-name="P1"><text:tab/><text:tab/><text:tab/><text:tab/>字段名称_<text:span text:style-name="T11">12</text:span>:<text:bookmark-start text:name="__DdeLink__983_182682679221"/>工龄<text:bookmark-end text:name="__DdeLink__983_182682679221"/>补助</text:p>
      <text:p text:style-name="P1"><text:tab/><text:tab/><text:tab/><text:tab/>字段名称_<text:span text:style-name="T11">13</text:span>:高温补助</text:p>
      <text:p text:style-name="P1"><text:tab/><text:tab/><text:tab/><text:tab/>字段名称_<text:span text:style-name="T11">14</text:span>:<text:bookmark-start text:name="__DdeLink__991_182682679221"/>社保<text:bookmark-end text:name="__DdeLink__991_182682679221"/>补助</text:p>
      <text:p text:style-name="P1"><text:tab/><text:tab/><text:tab/><text:tab/>字段名称_<text:span text:style-name="T11">15</text:span>:<text:bookmark-start text:name="__DdeLink__991_1826826792211"/>其他<text:bookmark-end text:name="__DdeLink__991_1826826792211"/>费用</text:p>
      <text:p text:style-name="P16"><text:tab/><text:tab/><text:tab/><text:tab/>字段名称_<text:span text:style-name="T1">16</text:span>:工资总额</text:p>
      <text:p text:style-name="P16"><text:tab/><text:tab/><text:tab/><text:tab/>字段名称_<text:span text:style-name="T15">17</text:span>:假期加班费</text:p>
      <text:p text:style-name="P16"><text:tab/><text:tab/><text:tab/><text:tab/>字段名称_<text:span text:style-name="T15">18</text:span>:社保扣款</text:p>
      <text:p text:style-name="P16"><text:tab/><text:tab/><text:tab/><text:tab/>字段名称_<text:span text:style-name="T15">19</text:span>:水电费扣款</text:p>
      <text:p text:style-name="P16"><text:tab/><text:tab/><text:tab/><text:tab/>字段名称_<text:span text:style-name="T15">20</text:span>:<text:bookmark-start text:name="__DdeLink__983_182682679224"/>扣分<text:bookmark-end text:name="__DdeLink__983_182682679224"/>合计<text:tab/><text:tab/></text:p>
      <text:p text:style-name="P16"><text:tab/><text:tab/><text:tab/><text:tab/>字段名称_<text:span text:style-name="T15">21</text:span>:奖金处罚扣款</text:p>
      <text:p text:style-name="P16"><text:tab/><text:tab/><text:tab/><text:tab/>字段名称_<text:span text:style-name="T15">22</text:span>:<text:bookmark-start text:name="__DdeLink__991_182682679224"/>个税<text:bookmark-end text:name="__DdeLink__991_182682679224"/>扣款</text:p>
      <text:p text:style-name="P16"><text:tab/><text:tab/><text:tab/><text:tab/>字段名称_<text:span text:style-name="T15">23</text:span>:事病假扣款</text:p>
      <text:p text:style-name="P16"><text:tab/><text:tab/><text:tab/><text:tab/>字段名称_<text:span text:style-name="T15">24</text:span>:旷工扣款</text:p>
      <text:p text:style-name="P16"><text:tab/><text:tab/><text:tab/><text:tab/>字段名称_<text:span text:style-name="T15">25</text:span>:实发工资</text:p>
      <text:p text:style-name="P16"><text:tab/><text:tab/><text:tab/><text:tab/>字段名称_<text:span text:style-name="T15">26</text:span>:是否缴纳个人所得税</text:p>
      <text:p text:style-name="P16"><text:tab/><text:tab/><text:tab/><text:tab/>字段名称_<text:span text:style-name="T15">27</text:span>:<text:bookmark-start text:name="__DdeLink__983_1826826792213"/>本月<text:bookmark-end text:name="__DdeLink__983_1826826792213"/>第一次发工资</text:p>
      <text:p text:style-name="P16"><text:tab/><text:tab/><text:tab/><text:tab/>字段名称_<text:span text:style-name="T15">28</text:span>:本月第二次发工资</text:p>
      <text:p text:style-name="P16"><text:tab/><text:tab/><text:tab/><text:tab/>字段名称_<text:span text:style-name="T15">29</text:span>:<text:bookmark-start text:name="__DdeLink__991_1826826792214"/>本月<text:bookmark-end text:name="__DdeLink__991_1826826792214"/>需缴发票金额</text:p>
      <text:p text:style-name="P16"><text:tab/><text:tab/><text:tab/><text:tab/>字段名称_<text:span text:style-name="T15">30</text:span>:<text:bookmark-start text:name="__DdeLink__991_18268267922113"/>累计<text:bookmark-end text:name="__DdeLink__991_18268267922113"/>已缴发票金额</text:p>
      <text:p text:style-name="P17"><text:tab/><text:tab/><text:tab/><text:tab/>字段名称_<text:span text:style-name="T17">31</text:span>:<text:bookmark-start text:name="__DdeLink__983_18268267922131"/>第一次<text:bookmark-end text:name="__DdeLink__983_18268267922131"/>工资发放记录</text:p>
      <text:p text:style-name="P18"><text:tab/><text:tab/><text:tab/><text:tab/>字段名称_<text:span text:style-name="T16">32</text:span>:是否确认工资</text:p>
      <text:p text:style-name="P18"><text:tab/><text:tab/><text:tab/><text:tab/>字段名称_<text:span text:style-name="T16">33</text:span>:第一次付款时间</text:p>
      <text:p text:style-name="P18"><text:tab/><text:tab/><text:tab/><text:tab/>字段名称_<text:span text:style-name="T15">34</text:span>:<text:bookmark-start text:name="__DdeLink__991_182682679221131"/>第二次<text:bookmark-end text:name="__DdeLink__991_182682679221131"/>付款时间<text:bookmark-start text:name="__DdeLink__1277_5816739982"/><text:bookmark-end text:name="__DdeLink__2235_402347071"/></text:p>
      <text:p text:style-name="P1"><text:tab/><text:tab/><text:tab/><text:tab/><text:bookmark-end text:name="__DdeLink__1277_5816739982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5"><text:tab/><text:tab/><text:tab/><text:tab/>字段名称_<text:span text:style-name="T1">1</text:span>:月份 <text:s text:c="10"/>标签类型：数字框 必填</text:p>
      <text:p text:style-name="P5"><text:tab/><text:tab/><text:tab/><text:tab/>字段名称_<text:span text:style-name="T1">2</text:span>:计薪周期（开始） 标签类型：日期框 必填</text:p>
      <text:p text:style-name="P5"><text:tab/><text:tab/><text:tab/><text:tab/>字段名称_<text:span text:style-name="T7">3</text:span>:计薪周期（结束） <text:s/>标签类型：日期框 必填</text:p>
      <text:p text:style-name="P5"><text:tab/><text:tab/><text:tab/><text:tab/>字段名称_<text:span text:style-name="T7">4</text:span>:地区 <text:s text:c="11"/>标签类型：文本框 必填</text:p>
      <text:p text:style-name="P5"><text:tab/><text:tab/><text:tab/><text:tab/>字段名称_<text:span text:style-name="T10">5</text:span>:<text:bookmark-start text:name="__DdeLink__983_182682679227"/>姓名<text:bookmark-end text:name="__DdeLink__983_182682679227"/><text:tab/><text:tab/> 标签类型：文本框 必填</text:p>
      <text:p text:style-name="P5"><text:tab/><text:tab/><text:tab/><text:tab/>字段名称_<text:span text:style-name="T10">6</text:span>:部门 <text:s text:c="11"/>标签类型：文本框 必填</text:p>
      <text:p text:style-name="P11"><text:tab/><text:tab/><text:tab/><text:tab/>字段名称_<text:span text:style-name="T10">7</text:span>:<text:bookmark-start text:name="__DdeLink__991_182682679227"/>岗位<text:bookmark-end text:name="__DdeLink__991_182682679227"/><text:tab/><text:tab/>标签类型：文本框 必填</text:p>
      <text:p text:style-name="P11"><text:tab/><text:tab/><text:tab/><text:tab/>字段名称_<text:span text:style-name="T11">8</text:span>:出勤天数 <text:s text:c="7"/>标签类型：数字框 必填</text:p>
      <text:p text:style-name="P12"><text:tab/><text:tab/><text:tab/><text:tab/>字段名称_<text:span text:style-name="T11">9</text:span>:员工工资<text:tab/><text:tab/>标签类型：数字框 必填</text:p>
      <text:p text:style-name="P12"><text:tab/><text:tab/><text:tab/><text:tab/>字段名称_<text:span text:style-name="T11">10</text:span>:电脑补助<text:tab/><text:tab/>标签类型：数字框 必填</text:p>
      <text:p text:style-name="P12"><text:tab/><text:tab/><text:tab/><text:tab/>字段名称_<text:span text:style-name="T11">11</text:span>:住宿补助<text:tab/><text:tab/>标签类型：数字框 必填</text:p>
      <text:p text:style-name="P12"><text:tab/><text:tab/><text:tab/><text:tab/>字段名称_<text:span text:style-name="T11">12</text:span>:<text:bookmark-start text:name="__DdeLink__983_1826826792216"/>工龄<text:bookmark-end text:name="__DdeLink__983_1826826792216"/>补助<text:tab/><text:tab/>标签类型：数字框 必填</text:p>
      <text:p text:style-name="P13"><text:tab/><text:tab/><text:tab/><text:tab/>字段名称_<text:span text:style-name="T11">13</text:span>:高温补助<text:tab/><text:tab/>标签类型：数字框 必填</text:p>
      <text:p text:style-name="P13"><text:tab/><text:tab/><text:tab/><text:tab/>字段名称_<text:span text:style-name="T11">14</text:span>:<text:bookmark-start text:name="__DdeLink__991_1826826792217"/>社保<text:bookmark-end text:name="__DdeLink__991_1826826792217"/>补助<text:tab/><text:tab/>标签类型：数字框 必填</text:p>
      <text:p text:style-name="P13"><text:tab/><text:tab/><text:tab/><text:tab/>字段名称_<text:span text:style-name="T11">15</text:span>:<text:bookmark-start text:name="__DdeLink__991_18268267922116"/>其他<text:bookmark-end text:name="__DdeLink__991_18268267922116"/>费用<text:tab/><text:tab/>标签类型：数字框 必填</text:p>
      <text:p text:style-name="P13"><text:tab/><text:tab/><text:tab/><text:tab/>字段名称_<text:span text:style-name="T1">16</text:span>:工资总额<text:tab/><text:tab/>标签类型：数字框 必填</text:p>
      <text:p text:style-name="P13"><text:tab/><text:tab/><text:tab/><text:tab/>字段名称_<text:span text:style-name="T15">17</text:span>:假期加班费<text:tab/>标签类型：数字框 必填</text:p>
      <text:p text:style-name="P13"><text:tab/><text:tab/><text:tab/><text:tab/>字段名称_<text:span text:style-name="T15">18</text:span>:社保扣款<text:tab/><text:tab/>标签类型：数字框 必填</text:p>
      <text:p text:style-name="P13"><text:tab/><text:tab/><text:tab/><text:tab/>字段名称_<text:span text:style-name="T15">19</text:span>:水电费扣款<text:tab/>标签类型：数字框 必填</text:p>
      <text:p text:style-name="P13"><text:tab/><text:tab/><text:tab/><text:tab/>字段名称_<text:span text:style-name="T15">20</text:span>:<text:bookmark-start text:name="__DdeLink__983_1826826792243"/>扣分<text:bookmark-end text:name="__DdeLink__983_1826826792243"/>合计<text:tab/><text:tab/>标签类型：数字框 必填</text:p>
      <text:p text:style-name="P13"><text:tab/><text:tab/><text:tab/><text:tab/>字段名称_<text:span text:style-name="T15">21</text:span>:奖金处罚扣款<text:tab/>标签类型：数字框 必填</text:p>
      <text:p text:style-name="P13"><text:tab/><text:tab/><text:tab/><text:tab/>字段名称_<text:span text:style-name="T15">22</text:span>:<text:bookmark-start text:name="__DdeLink__991_1826826792243"/>个税<text:bookmark-end text:name="__DdeLink__991_1826826792243"/>扣款<text:tab/><text:tab/>标签类型：数字框 必填</text:p>
      <text:p text:style-name="P13"><text:tab/><text:tab/><text:tab/><text:tab/>字段名称_<text:span text:style-name="T15">23</text:span>:事病假扣款<text:tab/>标签类型：数字框 必填</text:p>
      <text:p text:style-name="P13"><text:tab/><text:tab/><text:tab/><text:tab/>字段名称_<text:span text:style-name="T15">24</text:span>:旷工扣款<text:tab/><text:tab/>标签类型：数字框 必填</text:p>
      <text:p text:style-name="P13"><text:tab/><text:tab/><text:tab/><text:tab/>字段名称_<text:span text:style-name="T15">25</text:span>:实发工资<text:tab/><text:tab/>标签类型：数字框 必填</text:p>
      <text:p text:style-name="P14"><text:tab/><text:tab/><text:tab/><text:tab/>字段名称_<text:span text:style-name="T15">26</text:span>:是否缴纳个人所得税 <text:s text:c="2"/>标签类型：下拉（是/否）必填</text:p>
      <text:p text:style-name="P13"><text:tab/><text:tab/><text:tab/><text:tab/>字段名称_<text:span text:style-name="T15">27</text:span>:<text:bookmark-start text:name="__DdeLink__983_18268267922134"/>本月<text:bookmark-end text:name="__DdeLink__983_18268267922134"/>第一次发工资 <text:s text:c="3"/>标签类型：数字框 必填</text:p>
      <text:p text:style-name="P13"><text:tab/><text:tab/><text:tab/><text:tab/>字段名称_<text:span text:style-name="T15">28</text:span>:本月第二次发工资 <text:s text:c="3"/>标签类型：数字框 必填</text:p>
      <text:p text:style-name="P13"><text:tab/><text:tab/><text:tab/><text:tab/>字段名称_<text:span text:style-name="T15">29</text:span>:<text:bookmark-start text:name="__DdeLink__991_18268267922144"/>本月<text:bookmark-end text:name="__DdeLink__991_18268267922144"/>需缴发票金额 <text:s text:c="3"/>标签类型：数字框 必填</text:p>
      <text:p text:style-name="P13"><text:tab/><text:tab/><text:tab/><text:tab/>字段名称_<text:span text:style-name="T15">30</text:span>:<text:bookmark-start text:name="__DdeLink__991_182682679221134"/>累计<text:bookmark-end text:name="__DdeLink__991_182682679221134"/>已缴发票金额 <text:s text:c="3"/>标签类型：数字框 必填</text:p>
      <text:p text:style-name="P15"><text:tab/><text:tab/><text:tab/><text:tab/>字段名称_<text:span text:style-name="T17">31</text:span>:<text:bookmark-start text:name="__DdeLink__983_182682679221313"/>第一次<text:bookmark-end text:name="__DdeLink__983_182682679221313"/>工资发放记录 <text:s text:c="3"/>标签类型：下拉（是/否）必填</text:p>
      <text:p text:style-name="P5"><text:soft-page-break/><text:tab/><text:tab/><text:tab/><text:tab/>字段名称_<text:span text:style-name="T16">32</text:span>:是否确认工资 <text:s text:c="4"/>标签类型：下拉（是/否）必填</text:p>
      <text:p text:style-name="P5"><text:tab/><text:tab/><text:tab/><text:tab/>字段名称_<text:span text:style-name="T16">33</text:span>:第一次付款时间 <text:s text:c="2"/>标签类型：日期框 必填</text:p>
      <text:p text:style-name="P5"><text:tab/><text:tab/><text:tab/><text:tab/>字段名称_<text:span text:style-name="T15">34</text:span>:<text:bookmark-start text:name="__DdeLink__991_1826826792211313"/>第二次<text:bookmark-end text:name="__DdeLink__991_1826826792211313"/>付款时间 <text:s text:c="3"/>标签类型：日期框 必填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9"><text:tab/><text:tab/><text:tab/><text:tab/>字段名称_<text:span text:style-name="T1">1</text:span>:月份 <text:s text:c="10"/>标签类型：数字框 必填</text:p>
      <text:p text:style-name="P19"><text:tab/><text:tab/><text:tab/><text:tab/>字段名称_<text:span text:style-name="T1">2</text:span>:计薪周期（开始） 标签类型：日期框 必填</text:p>
      <text:p text:style-name="P19"><text:tab/><text:tab/><text:tab/><text:tab/>字段名称_<text:span text:style-name="T7">3</text:span>:计薪周期（结束） <text:s/>标签类型：日期框 必填</text:p>
      <text:p text:style-name="P19"><text:tab/><text:tab/><text:tab/><text:tab/>字段名称_<text:span text:style-name="T7">4</text:span>:地区 <text:s text:c="11"/>标签类型：文本框 必填</text:p>
      <text:p text:style-name="P19"><text:tab/><text:tab/><text:tab/><text:tab/>字段名称_<text:span text:style-name="T10">5</text:span>:<text:bookmark-start text:name="__DdeLink__983_1826826792276"/>姓名<text:bookmark-end text:name="__DdeLink__983_1826826792276"/><text:tab/><text:tab/> 标签类型：文本框 必填</text:p>
      <text:p text:style-name="P19"><text:tab/><text:tab/><text:tab/><text:tab/>字段名称_<text:span text:style-name="T10">6</text:span>:部门 <text:s text:c="11"/>标签类型：文本框 必填</text:p>
      <text:p text:style-name="P19"><text:tab/><text:tab/><text:tab/><text:tab/>字段名称_<text:span text:style-name="T10">7</text:span>:<text:bookmark-start text:name="__DdeLink__991_1826826792276"/>岗位<text:bookmark-end text:name="__DdeLink__991_1826826792276"/><text:tab/><text:tab/>标签类型：文本框 必填</text:p>
      <text:p text:style-name="P19"><text:tab/><text:tab/><text:tab/><text:tab/>字段名称_<text:span text:style-name="T11">8</text:span>:出勤天数 <text:s text:c="7"/>标签类型：数字框 必填</text:p>
      <text:p text:style-name="P19"><text:tab/><text:tab/><text:tab/><text:tab/>字段名称_<text:span text:style-name="T11">9</text:span>:员工工资<text:tab/><text:tab/>标签类型：数字框 必填</text:p>
      <text:p text:style-name="P19"><text:tab/><text:tab/><text:tab/><text:tab/>字段名称_<text:span text:style-name="T11">10</text:span>:电脑补助<text:tab/><text:tab/>标签类型：数字框 必填</text:p>
      <text:p text:style-name="P19"><text:tab/><text:tab/><text:tab/><text:tab/>字段名称_<text:span text:style-name="T11">11</text:span>:住宿补助<text:tab/><text:tab/>标签类型：数字框 必填</text:p>
      <text:p text:style-name="P19"><text:tab/><text:tab/><text:tab/><text:tab/>字段名称_<text:span text:style-name="T11">12</text:span>:<text:bookmark-start text:name="__DdeLink__983_18268267922166"/>工龄<text:bookmark-end text:name="__DdeLink__983_18268267922166"/>补助<text:tab/><text:tab/>标签类型：数字框 必填</text:p>
      <text:p text:style-name="P19"><text:tab/><text:tab/><text:tab/><text:tab/>字段名称_<text:span text:style-name="T11">13</text:span>:高温补助<text:tab/><text:tab/>标签类型：数字框 必填</text:p>
      <text:p text:style-name="P19"><text:tab/><text:tab/><text:tab/><text:tab/>字段名称_<text:span text:style-name="T11">14</text:span>:<text:bookmark-start text:name="__DdeLink__991_18268267922176"/>社保<text:bookmark-end text:name="__DdeLink__991_18268267922176"/>补助<text:tab/><text:tab/>标签类型：数字框 必填</text:p>
      <text:p text:style-name="P19"><text:tab/><text:tab/><text:tab/><text:tab/>字段名称_<text:span text:style-name="T11">15</text:span>:<text:bookmark-start text:name="__DdeLink__991_182682679221166"/>其他<text:bookmark-end text:name="__DdeLink__991_182682679221166"/>费用<text:tab/><text:tab/>标签类型：数字框 必填</text:p>
      <text:p text:style-name="P19"><text:tab/><text:tab/><text:tab/><text:tab/>字段名称_<text:span text:style-name="T1">16</text:span>:工资总额<text:tab/><text:tab/>标签类型：数字框 必填</text:p>
      <text:p text:style-name="P19"><text:tab/><text:tab/><text:tab/><text:tab/>字段名称_<text:span text:style-name="T15">17</text:span>:假期加班费<text:tab/>标签类型：数字框 必填</text:p>
      <text:p text:style-name="P19"><text:tab/><text:tab/><text:tab/><text:tab/>字段名称_<text:span text:style-name="T15">18</text:span>:社保扣款<text:tab/><text:tab/>标签类型：数字框 必填</text:p>
      <text:p text:style-name="P19"><text:tab/><text:tab/><text:tab/><text:tab/>字段名称_<text:span text:style-name="T15">19</text:span>:水电费扣款<text:tab/>标签类型：数字框 必填</text:p>
      <text:p text:style-name="P19"><text:tab/><text:tab/><text:tab/><text:tab/>字段名称_<text:span text:style-name="T15">20</text:span>:<text:bookmark-start text:name="__DdeLink__983_18268267922436"/>扣分<text:bookmark-end text:name="__DdeLink__983_18268267922436"/>合计<text:tab/><text:tab/>标签类型：数字框 必填</text:p>
      <text:p text:style-name="P19"><text:tab/><text:tab/><text:tab/><text:tab/>字段名称_<text:span text:style-name="T15">21</text:span>:奖金处罚扣款<text:tab/>标签类型：数字框 必填</text:p>
      <text:p text:style-name="P19"><text:tab/><text:tab/><text:tab/><text:tab/>字段名称_<text:span text:style-name="T15">22</text:span>:<text:bookmark-start text:name="__DdeLink__991_18268267922436"/>个税<text:bookmark-end text:name="__DdeLink__991_18268267922436"/>扣款<text:tab/><text:tab/>标签类型：数字框 必填</text:p>
      <text:p text:style-name="P19"><text:tab/><text:tab/><text:tab/><text:tab/>字段名称_<text:span text:style-name="T15">23</text:span>:事病假扣款<text:tab/>标签类型：数字框 必填</text:p>
      <text:p text:style-name="P19"><text:tab/><text:tab/><text:tab/><text:tab/>字段名称_<text:span text:style-name="T15">24</text:span>:旷工扣款<text:tab/><text:tab/>标签类型：数字框 必填</text:p>
      <text:p text:style-name="P19"><text:tab/><text:tab/><text:tab/><text:tab/>字段名称_<text:span text:style-name="T15">25</text:span>:实发工资<text:tab/><text:tab/>标签类型：数字框 必填</text:p>
      <text:p text:style-name="P19"><text:tab/><text:tab/><text:tab/><text:tab/>字段名称_<text:span text:style-name="T15">26</text:span>:是否缴纳个人所得税 <text:s text:c="2"/>标签类型：下拉（是/否）必填</text:p>
      <text:p text:style-name="P19"><text:tab/><text:tab/><text:tab/><text:tab/>字段名称_<text:span text:style-name="T15">27</text:span>:<text:bookmark-start text:name="__DdeLink__983_182682679221346"/>本月<text:bookmark-end text:name="__DdeLink__983_182682679221346"/>第一次发工资 <text:s text:c="3"/>标签类型：数字框 必填</text:p>
      <text:p text:style-name="P19"><text:tab/><text:tab/><text:tab/><text:tab/>字段名称_<text:span text:style-name="T15">28</text:span>:本月第二次发工资 <text:s text:c="3"/>标签类型：数字框 必填</text:p>
      <text:p text:style-name="P19"><text:tab/><text:tab/><text:tab/><text:tab/>字段名称_<text:span text:style-name="T15">29</text:span>:<text:bookmark-start text:name="__DdeLink__991_182682679221446"/>本月<text:bookmark-end text:name="__DdeLink__991_182682679221446"/>需缴发票金额 <text:s text:c="3"/>标签类型：数字框 必填</text:p>
      <text:p text:style-name="P19"><text:tab/><text:tab/><text:tab/><text:tab/>字段名称_<text:span text:style-name="T15">30</text:span>:<text:bookmark-start text:name="__DdeLink__991_1826826792211346"/>累计<text:bookmark-end text:name="__DdeLink__991_1826826792211346"/>已缴发票金额 <text:s text:c="3"/>标签类型：数字框 必填</text:p>
      <text:p text:style-name="P19"><text:tab/><text:tab/><text:tab/><text:tab/>字段名称_<text:span text:style-name="T17">31</text:span>:<text:bookmark-start text:name="__DdeLink__983_1826826792213136"/>第一次<text:bookmark-end text:name="__DdeLink__983_1826826792213136"/>工资发放记录 <text:s text:c="3"/>标签类型：下拉（是/否）必填</text:p>
      <text:p text:style-name="P19"><text:tab/><text:tab/><text:tab/><text:tab/>字段名称_<text:span text:style-name="T16">32</text:span>:是否确认工资 <text:s text:c="4"/>标签类型：下拉（是/否）必填</text:p>
      <text:p text:style-name="P19"><text:tab/><text:tab/><text:tab/><text:tab/>字段名称_<text:span text:style-name="T16">33</text:span>:第一次付款时间 <text:s text:c="2"/>标签类型：日期框 必填</text:p>
      <text:p text:style-name="P19"><text:tab/><text:tab/><text:tab/><text:tab/>字段名称_<text:span text:style-name="T15">34</text:span>:<text:bookmark-start text:name="__DdeLink__991_18268267922113136"/>第二次<text:bookmark-end text:name="__DdeLink__991_18268267922113136"/>付款时间 <text:s text:c="3"/>标签类型：日期框 必填</text:p>
      <text:p text:style-name="P1"/>
      <text:p text:style-name="P1"><text:tab/><text:tab/><text:tab/>功能名字_<text:span text:style-name="T4">4</text:span>:删除 <text:s/>功能类型:</text:p>
      <text:p text:style-name="P1"><text:tab/><text:tab/><text:tab/>功能名字_<text:span text:style-name="T12">5</text:span>:付款 <text:s/>功能类型:</text:p>
      <text:p text:style-name="P1"/>
      <text:p text:style-name="P1"><text:tab/><text:tab/>导航名_<text:span text:style-name="T9">3</text:span>:第一次工资记录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22"/>字段名称_<text:span text:style-name="T1">1</text:span>:月份</text:p>
      <text:p text:style-name="P3"><text:tab/><text:tab/><text:tab/><text:tab/>字段名称_<text:span text:style-name="T1">2</text:span>:计薪周期（开始）</text:p>
      <text:p text:style-name="P3"><text:tab/><text:tab/><text:tab/><text:tab/>字段名称_<text:span text:style-name="T7">3</text:span>:计薪周期（结束）</text:p>
      <text:p text:style-name="P3"><text:tab/><text:tab/><text:tab/><text:tab/>字段名称_<text:span text:style-name="T7">4</text:span>:地区</text:p>
      <text:p text:style-name="P3"><text:tab/><text:tab/><text:tab/><text:tab/>字段名称_<text:span text:style-name="T10">5</text:span>:<text:bookmark-start text:name="__DdeLink__983_182682679225"/>姓名<text:bookmark-end text:name="__DdeLink__983_182682679225"/><text:tab/><text:tab/></text:p>
      <text:p text:style-name="P3"><text:tab/><text:tab/><text:tab/><text:tab/>字段名称_<text:span text:style-name="T10">6</text:span>:部门</text:p>
      <text:p text:style-name="P3"><text:tab/><text:tab/><text:tab/><text:tab/>字段名称_<text:span text:style-name="T10">7</text:span>:<text:bookmark-start text:name="__DdeLink__991_182682679225"/>岗位<text:bookmark-end text:name="__DdeLink__991_182682679225"/></text:p>
      <text:p text:style-name="P3"><text:tab/><text:tab/><text:tab/><text:tab/>字段名称_<text:span text:style-name="T11">8</text:span>:出勤天数</text:p>
      <text:p text:style-name="P3"><text:tab/><text:tab/><text:tab/><text:tab/>字段名称_<text:span text:style-name="T11">9</text:span>:员工工资</text:p>
      <text:p text:style-name="P3"><text:tab/><text:tab/><text:tab/><text:tab/>字段名称_<text:span text:style-name="T11">10</text:span>:电脑补助</text:p>
      <text:p text:style-name="P3"><text:tab/><text:tab/><text:tab/><text:tab/>字段名称_<text:span text:style-name="T11">11</text:span>:住宿补助</text:p>
      <text:p text:style-name="P3"><text:tab/><text:tab/><text:tab/><text:tab/>字段名称_<text:span text:style-name="T11">12</text:span>:<text:bookmark-start text:name="__DdeLink__983_1826826792214"/>工龄<text:bookmark-end text:name="__DdeLink__983_1826826792214"/>补助</text:p>
      <text:p text:style-name="P3"><text:tab/><text:tab/><text:tab/><text:tab/>字段名称_<text:span text:style-name="T11">13</text:span>:高温补助</text:p>
      <text:p text:style-name="P3"><text:tab/><text:tab/><text:tab/><text:tab/>字段名称_<text:span text:style-name="T11">14</text:span>:<text:bookmark-start text:name="__DdeLink__991_1826826792215"/>社保<text:bookmark-end text:name="__DdeLink__991_1826826792215"/>补助</text:p>
      <text:p text:style-name="P3"><text:tab/><text:tab/><text:tab/><text:tab/>字段名称_<text:span text:style-name="T11">15</text:span>:<text:bookmark-start text:name="__DdeLink__991_18268267922114"/>其他<text:bookmark-end text:name="__DdeLink__991_18268267922114"/>费用</text:p>
      <text:p text:style-name="P3"><text:soft-page-break/><text:tab/><text:tab/><text:tab/><text:tab/>字段名称_<text:span text:style-name="T1">16</text:span>:工资总额</text:p>
      <text:p text:style-name="P3"><text:tab/><text:tab/><text:tab/><text:tab/>字段名称_<text:span text:style-name="T15">17</text:span>:假期加班费</text:p>
      <text:p text:style-name="P3"><text:tab/><text:tab/><text:tab/><text:tab/>字段名称_<text:span text:style-name="T15">18</text:span>:社保扣款</text:p>
      <text:p text:style-name="P3"><text:tab/><text:tab/><text:tab/><text:tab/>字段名称_<text:span text:style-name="T15">19</text:span>:水电费扣款</text:p>
      <text:p text:style-name="P3"><text:tab/><text:tab/><text:tab/><text:tab/>字段名称_<text:span text:style-name="T15">20</text:span>:<text:bookmark-start text:name="__DdeLink__983_1826826792241"/>扣分<text:bookmark-end text:name="__DdeLink__983_1826826792241"/>合计<text:tab/><text:tab/></text:p>
      <text:p text:style-name="P3"><text:tab/><text:tab/><text:tab/><text:tab/>字段名称_<text:span text:style-name="T15">21</text:span>:奖金处罚扣款</text:p>
      <text:p text:style-name="P3"><text:tab/><text:tab/><text:tab/><text:tab/>字段名称_<text:span text:style-name="T15">22</text:span>:<text:bookmark-start text:name="__DdeLink__991_1826826792241"/>个税<text:bookmark-end text:name="__DdeLink__991_1826826792241"/>扣款</text:p>
      <text:p text:style-name="P3"><text:tab/><text:tab/><text:tab/><text:tab/>字段名称_<text:span text:style-name="T15">23</text:span>:事病假扣款</text:p>
      <text:p text:style-name="P3"><text:tab/><text:tab/><text:tab/><text:tab/>字段名称_<text:span text:style-name="T15">24</text:span>:旷工扣款</text:p>
      <text:p text:style-name="P3"><text:tab/><text:tab/><text:tab/><text:tab/>字段名称_<text:span text:style-name="T15">25</text:span>:实发工资</text:p>
      <text:p text:style-name="P3"><text:tab/><text:tab/><text:tab/><text:tab/>字段名称_<text:span text:style-name="T15">26</text:span>:是否缴纳个人所得税</text:p>
      <text:p text:style-name="P3"><text:tab/><text:tab/><text:tab/><text:tab/>字段名称_<text:span text:style-name="T15">27</text:span>:<text:bookmark-start text:name="__DdeLink__983_18268267922132"/>本月<text:bookmark-end text:name="__DdeLink__983_18268267922132"/>第一次发工资</text:p>
      <text:p text:style-name="P3"><text:tab/><text:tab/><text:tab/><text:tab/>字段名称_<text:span text:style-name="T15">28</text:span>:本月第二次发工资</text:p>
      <text:p text:style-name="P3"><text:tab/><text:tab/><text:tab/><text:tab/>字段名称_<text:span text:style-name="T15">29</text:span>:<text:bookmark-start text:name="__DdeLink__991_18268267922142"/>本月<text:bookmark-end text:name="__DdeLink__991_18268267922142"/>需缴发票金额</text:p>
      <text:p text:style-name="P3"><text:tab/><text:tab/><text:tab/><text:tab/>字段名称_<text:span text:style-name="T15">30</text:span>:<text:bookmark-start text:name="__DdeLink__991_182682679221132"/>累计<text:bookmark-end text:name="__DdeLink__991_182682679221132"/>已缴发票金额</text:p>
      <text:p text:style-name="P3"><text:tab/><text:tab/><text:tab/><text:tab/>字段名称_<text:span text:style-name="T17">32</text:span>:<text:bookmark-start text:name="__DdeLink__983_182682679221311"/>第一次<text:bookmark-end text:name="__DdeLink__983_182682679221311"/>工资发放记录</text:p>
      <text:p text:style-name="P3"><text:tab/><text:tab/><text:tab/><text:tab/>字段名称_<text:span text:style-name="T16">33</text:span>:是否确认工资</text:p>
      <text:p text:style-name="P3"><text:tab/><text:tab/><text:tab/><text:tab/>字段名称_<text:span text:style-name="T16">34</text:span>:第一次付款时间</text:p>
      <text:p text:style-name="P3"><text:tab/><text:tab/><text:tab/><text:tab/>字段名称_<text:span text:style-name="T15">35</text:span>:<text:bookmark-start text:name="__DdeLink__991_1826826792211311"/>第二次<text:bookmark-end text:name="__DdeLink__991_1826826792211311"/>付款时间</text:p>
      <text:p text:style-name="P3"><text:tab/><text:tab/><text:tab/><text:tab/><text:bookmark-end text:name="__DdeLink__1277_58167399822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/text:p>
      <text:p text:style-name="P3"><text:tab/><text:tab/><text:tab/>功能名字_<text:span text:style-name="T4">4</text:span>:删除 <text:s/>功能类型:</text:p>
      <text:p text:style-name="P3"><text:tab/><text:tab/><text:tab/>功能名字_<text:span text:style-name="T12">5</text:span>:付款 <text:s/>功能类型:</text:p>
      <text:p text:style-name="P3"/>
      <text:p text:style-name="P4"><text:tab/><text:tab/>导航名_<text:span text:style-name="T18">4</text:span>:已付款记录</text:p>
      <text:p text:style-name="P4"><text:tab/><text:tab/><text:tab/>功能名字_1:列表 <text:s/>功能类型:网格 (有网格/树形/编辑可选)</text:p>
      <text:p text:style-name="P4"><text:tab/><text:tab/><text:tab/><text:tab/><text:bookmark-start text:name="__DdeLink__1277_58167399823"/>字段名称_<text:span text:style-name="T1">1</text:span>:月份</text:p>
      <text:p text:style-name="P4"><text:tab/><text:tab/><text:tab/><text:tab/>字段名称_<text:span text:style-name="T1">2</text:span>:计薪周期（开始）</text:p>
      <text:p text:style-name="P4"><text:tab/><text:tab/><text:tab/><text:tab/>字段名称_<text:span text:style-name="T7">3</text:span>:计薪周期（结束）</text:p>
      <text:p text:style-name="P4"><text:tab/><text:tab/><text:tab/><text:tab/>字段名称_<text:span text:style-name="T7">4</text:span>:地区</text:p>
      <text:p text:style-name="P4"><text:tab/><text:tab/><text:tab/><text:tab/>字段名称_<text:span text:style-name="T10">5</text:span>:<text:bookmark-start text:name="__DdeLink__983_182682679226"/>姓名<text:bookmark-end text:name="__DdeLink__983_182682679226"/><text:tab/><text:tab/></text:p>
      <text:p text:style-name="P4"><text:tab/><text:tab/><text:tab/><text:tab/>字段名称_<text:span text:style-name="T10">6</text:span>:部门</text:p>
      <text:p text:style-name="P4"><text:tab/><text:tab/><text:tab/><text:tab/>字段名称_<text:span text:style-name="T10">7</text:span>:<text:bookmark-start text:name="__DdeLink__991_182682679226"/>岗位<text:bookmark-end text:name="__DdeLink__991_182682679226"/></text:p>
      <text:p text:style-name="P4"><text:tab/><text:tab/><text:tab/><text:tab/>字段名称_<text:span text:style-name="T11">8</text:span>:出勤天数</text:p>
      <text:p text:style-name="P4"><text:tab/><text:tab/><text:tab/><text:tab/>字段名称_<text:span text:style-name="T11">9</text:span>:员工工资</text:p>
      <text:p text:style-name="P4"><text:tab/><text:tab/><text:tab/><text:tab/>字段名称_<text:span text:style-name="T11">10</text:span>:电脑补助</text:p>
      <text:p text:style-name="P4"><text:tab/><text:tab/><text:tab/><text:tab/>字段名称_<text:span text:style-name="T11">11</text:span>:住宿补助</text:p>
      <text:p text:style-name="P4"><text:tab/><text:tab/><text:tab/><text:tab/>字段名称_<text:span text:style-name="T11">12</text:span>:<text:bookmark-start text:name="__DdeLink__983_1826826792215"/>工龄<text:bookmark-end text:name="__DdeLink__983_1826826792215"/>补助</text:p>
      <text:p text:style-name="P4"><text:tab/><text:tab/><text:tab/><text:tab/>字段名称_<text:span text:style-name="T11">13</text:span>:高温补助</text:p>
      <text:p text:style-name="P4"><text:tab/><text:tab/><text:tab/><text:tab/>字段名称_<text:span text:style-name="T11">14</text:span>:<text:bookmark-start text:name="__DdeLink__991_1826826792216"/>社保<text:bookmark-end text:name="__DdeLink__991_1826826792216"/>补助</text:p>
      <text:p text:style-name="P4"><text:tab/><text:tab/><text:tab/><text:tab/>字段名称_<text:span text:style-name="T11">15</text:span>:<text:bookmark-start text:name="__DdeLink__991_18268267922115"/>其他<text:bookmark-end text:name="__DdeLink__991_18268267922115"/>费用</text:p>
      <text:p text:style-name="P4"><text:tab/><text:tab/><text:tab/><text:tab/>字段名称_<text:span text:style-name="T1">16</text:span>:工资总额</text:p>
      <text:p text:style-name="P4"><text:tab/><text:tab/><text:tab/><text:tab/>字段名称_<text:span text:style-name="T15">17</text:span>:假期加班费</text:p>
      <text:p text:style-name="P4"><text:tab/><text:tab/><text:tab/><text:tab/>字段名称_<text:span text:style-name="T15">18</text:span>:社保扣款</text:p>
      <text:p text:style-name="P4"><text:tab/><text:tab/><text:tab/><text:tab/>字段名称_<text:span text:style-name="T15">19</text:span>:水电费扣款</text:p>
      <text:p text:style-name="P4"><text:tab/><text:tab/><text:tab/><text:tab/>字段名称_<text:span text:style-name="T15">20</text:span>:<text:bookmark-start text:name="__DdeLink__983_1826826792242"/>扣分<text:bookmark-end text:name="__DdeLink__983_1826826792242"/>合计<text:tab/><text:tab/></text:p>
      <text:p text:style-name="P4"><text:tab/><text:tab/><text:tab/><text:tab/>字段名称_<text:span text:style-name="T15">21</text:span>:奖金处罚扣款</text:p>
      <text:p text:style-name="P4"><text:tab/><text:tab/><text:tab/><text:tab/>字段名称_<text:span text:style-name="T15">22</text:span>:<text:bookmark-start text:name="__DdeLink__991_1826826792242"/>个税<text:bookmark-end text:name="__DdeLink__991_1826826792242"/>扣款</text:p>
      <text:p text:style-name="P4"><text:tab/><text:tab/><text:tab/><text:tab/>字段名称_<text:span text:style-name="T15">23</text:span>:事病假扣款</text:p>
      <text:p text:style-name="P4"><text:tab/><text:tab/><text:tab/><text:tab/>字段名称_<text:span text:style-name="T15">24</text:span>:旷工扣款</text:p>
      <text:p text:style-name="P4"><text:tab/><text:tab/><text:tab/><text:tab/>字段名称_<text:span text:style-name="T15">25</text:span>:实发工资</text:p>
      <text:p text:style-name="P4"><text:tab/><text:tab/><text:tab/><text:tab/>字段名称_<text:span text:style-name="T15">26</text:span>:是否缴纳个人所得税</text:p>
      <text:p text:style-name="P4"><text:tab/><text:tab/><text:tab/><text:tab/>字段名称_<text:span text:style-name="T15">27</text:span>:<text:bookmark-start text:name="__DdeLink__983_18268267922133"/>本月<text:bookmark-end text:name="__DdeLink__983_18268267922133"/>第一次发工资</text:p>
      <text:p text:style-name="P4"><text:tab/><text:tab/><text:tab/><text:tab/>字段名称_<text:span text:style-name="T15">28</text:span>:本月第二次发工资</text:p>
      <text:p text:style-name="P4"><text:tab/><text:tab/><text:tab/><text:tab/>字段名称_<text:span text:style-name="T15">29</text:span>:<text:bookmark-start text:name="__DdeLink__991_18268267922143"/>本月<text:bookmark-end text:name="__DdeLink__991_18268267922143"/>需缴发票金额</text:p>
      <text:p text:style-name="P4"><text:tab/><text:tab/><text:tab/><text:tab/>字段名称_<text:span text:style-name="T15">30</text:span>:<text:bookmark-start text:name="__DdeLink__991_182682679221133"/>累计<text:bookmark-end text:name="__DdeLink__991_182682679221133"/>已缴发票金额</text:p>
      <text:p text:style-name="P4"><text:tab/><text:tab/><text:tab/><text:tab/>字段名称_<text:span text:style-name="T17">32</text:span>:<text:bookmark-start text:name="__DdeLink__983_182682679221312"/>第一次<text:bookmark-end text:name="__DdeLink__983_182682679221312"/>工资发放记录</text:p>
      <text:p text:style-name="P4"><text:tab/><text:tab/><text:tab/><text:tab/>字段名称_<text:span text:style-name="T16">33</text:span>:是否确认工资</text:p>
      <text:p text:style-name="P4"><text:soft-page-break/><text:tab/><text:tab/><text:tab/><text:tab/>字段名称_<text:span text:style-name="T16">34</text:span>:第一次付款时间</text:p>
      <text:p text:style-name="P4"><text:tab/><text:tab/><text:tab/><text:tab/>字段名称_<text:span text:style-name="T15">35</text:span>:<text:bookmark-start text:name="__DdeLink__991_1826826792211312"/>第二次<text:bookmark-end text:name="__DdeLink__991_1826826792211312"/>付款时间</text:p>
      <text:p text:style-name="P4"><text:tab/><text:tab/><text:tab/><text:tab/><text:bookmark-end text:name="__DdeLink__1277_58167399823"/></text:p>
      <text:p text:style-name="P4"><text:tab/><text:tab/><text:tab/><text:tab/></text:p>
      <text:p text:style-name="P4"><text:tab/><text:tab/><text:tab/><text:tab/><text:tab/><text:tab/><text:tab/></text:p>
      <text:p text:style-name="P4"><text:tab/><text:tab/><text:tab/></text:p>
      <text:p text:style-name="P4"/>
      <text:p text:style-name="P4"><text:tab/><text:tab/><text:tab/>功能名字_<text:span text:style-name="T4">4</text:span>:删除 <text:s/>功能类型:</text:p>
      <text:p text:style-name="P1"/>
      <text:p text:style-name="P1"><text:tab/><text:tab/><text:tab/>功能名字_<text:span text:style-name="T13">5</text:span>:地区汇总 <text:s/>功能类型:</text:p>
      <text:p text:style-name="P24"><text:tab/><text:tab/><text:tab/><text:tab/><text:span text:style-name="T26">条件：字段名称_</text:span><text:span text:style-name="T25">1</text:span><text:span text:style-name="T26">:地区 下拉框</text:span></text:p>
      <text:p text:style-name="P1"/>
      <text:p text:style-name="P1"><text:tab/><text:tab/><text:tab/><text:tab/>字段名称_<text:span text:style-name="T1">1</text:span>:月份</text:p>
      <text:p text:style-name="P1"><text:tab/><text:tab/><text:tab/><text:tab/>字段名称_<text:span text:style-name="T1">2</text:span>:地区</text:p>
      <text:p text:style-name="P1"><text:tab/><text:tab/><text:tab/><text:tab/>字段名称_<text:span text:style-name="T14">3</text:span>:<text:bookmark-start text:name="__DdeLink__983_18268267922211"/>员工<text:bookmark-end text:name="__DdeLink__983_18268267922211"/>工资<text:tab/><text:tab/></text:p>
      <text:p text:style-name="P1"><text:tab/><text:tab/><text:tab/><text:tab/>字段名称_<text:span text:style-name="T14">4</text:span>:电脑补助</text:p>
      <text:p text:style-name="P1"><text:tab/><text:tab/><text:tab/><text:tab/>字段名称_<text:span text:style-name="T14">5</text:span>:<text:bookmark-start text:name="__DdeLink__991_18268267922211"/>住宿<text:bookmark-end text:name="__DdeLink__991_18268267922211"/>补助</text:p>
      <text:p text:style-name="P1"><text:tab/><text:tab/><text:tab/><text:tab/>字段名称_<text:span text:style-name="T14">6</text:span>:工龄补助</text:p>
      <text:p text:style-name="P1"><text:tab/><text:tab/><text:tab/><text:tab/>字段名称_<text:span text:style-name="T14">7</text:span>:高温补助</text:p>
      <text:p text:style-name="P1"><text:tab/><text:tab/><text:tab/><text:tab/>字段名称_<text:span text:style-name="T14">8</text:span>:社保补助</text:p>
      <text:p text:style-name="P6"><text:tab/><text:tab/><text:tab/><text:tab/>字段名称_<text:span text:style-name="T11">9</text:span>:其他费用</text:p>
      <text:p text:style-name="P6"><text:tab/><text:tab/><text:tab/><text:tab/>字段名称_<text:span text:style-name="T11">10</text:span>:工资总额</text:p>
      <text:p text:style-name="P6"><text:tab/><text:tab/><text:tab/><text:tab/>字段名称_<text:span text:style-name="T11">11</text:span>:假期加班费</text:p>
      <text:p text:style-name="P6"><text:tab/><text:tab/><text:tab/><text:tab/>字段名称_<text:span text:style-name="T11">12</text:span>:<text:bookmark-start text:name="__DdeLink__983_1826826792211121"/>社保<text:bookmark-end text:name="__DdeLink__983_1826826792211121"/>扣款</text:p>
      <text:p text:style-name="P6"><text:tab/><text:tab/><text:tab/><text:tab/>字段名称_<text:span text:style-name="T11">13</text:span>:水电费扣款</text:p>
      <text:p text:style-name="P6"><text:tab/><text:tab/><text:tab/><text:tab/>字段名称_<text:span text:style-name="T11">14</text:span>:<text:bookmark-start text:name="__DdeLink__991_1826826792212021"/>扣分<text:bookmark-end text:name="__DdeLink__991_1826826792212021"/>合计</text:p>
      <text:p text:style-name="P6"><text:tab/><text:tab/><text:tab/><text:tab/>字段名称_<text:span text:style-name="T11">15</text:span>:<text:bookmark-start text:name="__DdeLink__991_18268267922111121"/>奖励<text:bookmark-end text:name="__DdeLink__991_18268267922111121"/>处罚扣款</text:p>
      <text:p text:style-name="P6"><text:tab/><text:tab/><text:tab/><text:tab/>字段名称_<text:span text:style-name="T1">16</text:span>:个税扣款</text:p>
      <text:p text:style-name="P6"><text:tab/><text:tab/><text:tab/><text:tab/>字段名称_<text:span text:style-name="T15">17</text:span>:事病假扣款</text:p>
      <text:p text:style-name="P6"><text:tab/><text:tab/><text:tab/><text:tab/>字段名称_<text:span text:style-name="T15">18</text:span>:旷工扣款</text:p>
      <text:p text:style-name="P6"><text:tab/><text:tab/><text:tab/><text:tab/>字段名称_<text:span text:style-name="T15">19</text:span>:实发工资</text:p>
      <text:p text:style-name="P6"><text:tab/><text:tab/><text:tab/></text:p>
      <text:p text:style-name="P1"><text:tab/><text:tab/><text:tab/><text:tab/></text:p>
      <text:p text:style-name="P1"><text:tab/><text:tab/><text:tab/>功能名字_<text:span text:style-name="T13">6</text:span>:部门汇总 <text:s/>功能类型:</text:p>
      <text:p text:style-name="P25"><text:tab/><text:tab/><text:tab/><text:tab/><text:span text:style-name="T26">条件：字段名称_</text:span><text:span text:style-name="T25">1</text:span><text:span text:style-name="T26">:部门 下拉框</text:span></text:p>
      <text:p text:style-name="P7"><text:tab/><text:tab/><text:tab/><text:tab/>字段名称_<text:span text:style-name="T1">1</text:span>:月份</text:p>
      <text:p text:style-name="P7"><text:tab/><text:tab/><text:tab/><text:tab/>字段名称_<text:span text:style-name="T1">2</text:span>:部门</text:p>
      <text:p text:style-name="P7"><text:tab/><text:tab/><text:tab/><text:tab/>字段名称_<text:span text:style-name="T14">3</text:span>:<text:bookmark-start text:name="__DdeLink__983_182682679222111"/>员工<text:bookmark-end text:name="__DdeLink__983_182682679222111"/>工资<text:tab/><text:tab/></text:p>
      <text:p text:style-name="P7"><text:tab/><text:tab/><text:tab/><text:tab/>字段名称_<text:span text:style-name="T14">4</text:span>:电脑补助</text:p>
      <text:p text:style-name="P7"><text:tab/><text:tab/><text:tab/><text:tab/>字段名称_<text:span text:style-name="T14">5</text:span>:<text:bookmark-start text:name="__DdeLink__991_182682679222111"/>住宿<text:bookmark-end text:name="__DdeLink__991_182682679222111"/>补助</text:p>
      <text:p text:style-name="P7"><text:tab/><text:tab/><text:tab/><text:tab/>字段名称_<text:span text:style-name="T14">6</text:span>:工龄补助</text:p>
      <text:p text:style-name="P7"><text:tab/><text:tab/><text:tab/><text:tab/>字段名称_<text:span text:style-name="T14">7</text:span>:高温补助</text:p>
      <text:p text:style-name="P7"><text:tab/><text:tab/><text:tab/><text:tab/>字段名称_<text:span text:style-name="T14">8</text:span>:社保补助</text:p>
      <text:p text:style-name="P7"><text:tab/><text:tab/><text:tab/><text:tab/>字段名称_<text:span text:style-name="T11">9</text:span>:其他费用</text:p>
      <text:p text:style-name="P7"><text:tab/><text:tab/><text:tab/><text:tab/>字段名称_<text:span text:style-name="T11">10</text:span>:工资总额</text:p>
      <text:p text:style-name="P7"><text:tab/><text:tab/><text:tab/><text:tab/>字段名称_<text:span text:style-name="T11">11</text:span>:假期加班费</text:p>
      <text:p text:style-name="P7"><text:tab/><text:tab/><text:tab/><text:tab/>字段名称_<text:span text:style-name="T11">12</text:span>:<text:bookmark-start text:name="__DdeLink__983_18268267922111211"/>社保<text:bookmark-end text:name="__DdeLink__983_18268267922111211"/>扣款</text:p>
      <text:p text:style-name="P7"><text:tab/><text:tab/><text:tab/><text:tab/>字段名称_<text:span text:style-name="T11">13</text:span>:水电费扣款</text:p>
      <text:p text:style-name="P7"><text:tab/><text:tab/><text:tab/><text:tab/>字段名称_<text:span text:style-name="T11">14</text:span>:<text:bookmark-start text:name="__DdeLink__991_18268267922120211"/>扣分<text:bookmark-end text:name="__DdeLink__991_18268267922120211"/>合计</text:p>
      <text:p text:style-name="P7"><text:tab/><text:tab/><text:tab/><text:tab/>字段名称_<text:span text:style-name="T11">15</text:span>:<text:bookmark-start text:name="__DdeLink__991_182682679221111211"/>奖励<text:bookmark-end text:name="__DdeLink__991_182682679221111211"/>处罚扣款</text:p>
      <text:p text:style-name="P7"><text:tab/><text:tab/><text:tab/><text:tab/>字段名称_<text:span text:style-name="T1">16</text:span>:个税扣款</text:p>
      <text:p text:style-name="P7"><text:tab/><text:tab/><text:tab/><text:tab/>字段名称_<text:span text:style-name="T15">17</text:span>:事病假扣款</text:p>
      <text:p text:style-name="P7"><text:tab/><text:tab/><text:tab/><text:tab/>字段名称_<text:span text:style-name="T15">18</text:span>:旷工扣款</text:p>
      <text:p text:style-name="P7"><text:tab/><text:tab/><text:tab/><text:tab/>字段名称_<text:span text:style-name="T15">19</text:span>:实发工资</text:p>
      <text:p text:style-name="P7"/>
      <text:p text:style-name="P8"><text:tab/><text:tab/><text:tab/>功能名字_<text:span text:style-name="T19">7</text:span>:个人汇总 <text:s/>功能类型:</text:p>
      <text:p text:style-name="P25"><text:tab/><text:tab/><text:tab/><text:tab/><text:span text:style-name="T26">条件：字段名称_</text:span><text:span text:style-name="T25">1</text:span><text:span text:style-name="T26">:姓名 下拉框</text:span></text:p>
      <text:p text:style-name="P8"><text:tab/><text:tab/><text:tab/><text:tab/>字段名称_<text:span text:style-name="T1">1</text:span>:月份</text:p>
      <text:p text:style-name="P9"><text:tab/><text:tab/><text:tab/><text:tab/>字段名称_<text:span text:style-name="T1">2</text:span>:姓名</text:p>
      <text:p text:style-name="P9"><text:tab/><text:tab/><text:tab/><text:tab/>字段名称_<text:span text:style-name="T14">3</text:span>:<text:bookmark-start text:name="__DdeLink__983_1826826792221112"/>地区<text:bookmark-end text:name="__DdeLink__983_1826826792221112"/><text:tab/><text:tab/></text:p>
      <text:p text:style-name="P9"><text:soft-page-break/><text:tab/><text:tab/><text:tab/><text:tab/>字段名称_<text:span text:style-name="T14">4</text:span>:部门</text:p>
      <text:p text:style-name="P9"><text:tab/><text:tab/><text:tab/><text:tab/>字段名称_<text:span text:style-name="T14">5</text:span>:<text:bookmark-start text:name="__DdeLink__991_1826826792221112"/>岗位<text:bookmark-end text:name="__DdeLink__991_1826826792221112"/></text:p>
      <text:p text:style-name="P8"><text:tab/><text:tab/><text:tab/><text:tab/>字段名称_<text:span text:style-name="T20">6</text:span>:<text:bookmark-start text:name="__DdeLink__983_1826826792221111"/>员工<text:bookmark-end text:name="__DdeLink__983_1826826792221111"/>工资<text:tab/><text:tab/></text:p>
      <text:p text:style-name="P8"><text:tab/><text:tab/><text:tab/><text:tab/>字段名称_<text:span text:style-name="T20">7</text:span>:电脑补助</text:p>
      <text:p text:style-name="P8"><text:tab/><text:tab/><text:tab/><text:tab/>字段名称_<text:span text:style-name="T20">8</text:span>:<text:bookmark-start text:name="__DdeLink__991_1826826792221111"/>住宿<text:bookmark-end text:name="__DdeLink__991_1826826792221111"/>补助</text:p>
      <text:p text:style-name="P8"><text:tab/><text:tab/><text:tab/><text:tab/>字段名称_<text:span text:style-name="T20">9</text:span>:工龄补助</text:p>
      <text:p text:style-name="P8"><text:tab/><text:tab/><text:tab/><text:tab/>字段名称_<text:span text:style-name="T20">10</text:span>:高温补助</text:p>
      <text:p text:style-name="P8"><text:tab/><text:tab/><text:tab/><text:tab/>字段名称_<text:span text:style-name="T20">11</text:span>:社保补助</text:p>
      <text:p text:style-name="P8"><text:tab/><text:tab/><text:tab/><text:tab/>字段名称_<text:span text:style-name="T20">12</text:span>:其他费用</text:p>
      <text:p text:style-name="P8"><text:tab/><text:tab/><text:tab/><text:tab/>字段名称_<text:span text:style-name="T11">13</text:span>:工资总额</text:p>
      <text:p text:style-name="P8"><text:tab/><text:tab/><text:tab/><text:tab/>字段名称_<text:span text:style-name="T11">14</text:span>:假期加班费</text:p>
      <text:p text:style-name="P10"><text:tab/><text:tab/><text:tab/><text:tab/>字段名称_<text:span text:style-name="T11">15</text:span>:<text:bookmark-start text:name="__DdeLink__983_182682679221112111"/>社保<text:bookmark-end text:name="__DdeLink__983_182682679221112111"/>扣款</text:p>
      <text:p text:style-name="P8"><text:tab/><text:tab/><text:tab/><text:tab/>字段名称_<text:span text:style-name="T11">16</text:span>:水电费扣款</text:p>
      <text:p text:style-name="P8"><text:tab/><text:tab/><text:tab/><text:tab/>字段名称_<text:span text:style-name="T11">17</text:span>:<text:bookmark-start text:name="__DdeLink__991_182682679221202111"/>扣分<text:bookmark-end text:name="__DdeLink__991_182682679221202111"/>合计</text:p>
      <text:p text:style-name="P8"><text:tab/><text:tab/><text:tab/><text:tab/>字段名称_<text:span text:style-name="T11">18</text:span>:<text:bookmark-start text:name="__DdeLink__991_1826826792211112111"/>奖励<text:bookmark-end text:name="__DdeLink__991_1826826792211112111"/>处罚扣款</text:p>
      <text:p text:style-name="P8"><text:tab/><text:tab/><text:tab/><text:tab/>字段名称_<text:span text:style-name="T1">19</text:span>:个税扣款</text:p>
      <text:p text:style-name="P8"><text:tab/><text:tab/><text:tab/><text:tab/>字段名称_<text:span text:style-name="T20">20</text:span>:事病假扣款</text:p>
      <text:p text:style-name="P8"><text:tab/><text:tab/><text:tab/><text:tab/>字段名称_<text:span text:style-name="T20">21</text:span>:旷工扣款</text:p>
      <text:p text:style-name="P8"><text:tab/><text:tab/><text:tab/><text:tab/>字段名称_<text:span text:style-name="T20">22</text:span>:实发工资</text:p>
      <text:p text:style-name="P1"><text:tab/><text:tab/><text:tab/></text:p>
      <text:p text:style-name="P1"/>
      <text:p text:style-name="P20"><text:span text:style-name="T22">6-27日</text:span><text:span text:style-name="T21">修改的地方:</text:span></text:p>
      <text:p text:style-name="P1"><text:tab/>权限设置界面,下拉权限,导航权限</text:p>
      <text:p text:style-name="P1"/>
      <text:p text:style-name="P28">7月29日：<text:span text:style-name="T26">标黄的地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6:14:13.289361210</meta:creation-date>
    <dc:date>2017-07-29T14:56:18.576772779</dc:date>
    <meta:editing-duration>PT1H28M42S</meta:editing-duration>
    <meta:editing-cycles>47</meta:editing-cycles>
    <meta:generator>LibreOffice/5.2.6.1$Linux_X86_64 LibreOffice_project/20$Build-1</meta:generator>
    <meta:document-statistic meta:table-count="0" meta:image-count="0" meta:object-count="0" meta:page-count="6" meta:paragraph-count="313" meta:word-count="3867" meta:character-count="6305" meta:non-whitespace-character-count="4606"/>
  </office:meta>
</office:document-meta>
</file>